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14592" calcext:value-type="float">
            <text:p>6.14592</text:p>
          </table:table-cell>
          <table:table-cell office:value-type="float" office:value="0.638728" calcext:value-type="float">
            <text:p>0.638728</text:p>
          </table:table-cell>
          <table:table-cell office:value-type="float" office:value="0.051792" calcext:value-type="float">
            <text:p>0.051792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501" calcext:value-type="float">
            <text:p>0.000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609208" calcext:value-type="float">
            <text:p>0.609208</text:p>
          </table:table-cell>
          <table:table-cell office:value-type="float" office:value="0.050796" calcext:value-type="float">
            <text:p>0.050796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051042" calcext:value-type="float">
            <text:p>0.051042</text:p>
          </table:table-cell>
          <table:table-cell office:value-type="float" office:value="0.008448" calcext:value-type="float">
            <text:p>0.008448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573" calcext:value-type="float">
            <text:p>0.000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006814" calcext:value-type="float">
            <text:p>0.006814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.001599" calcext:value-type="float">
            <text:p>0.001599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128" calcext:value-type="float">
            <text:p>0.000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001143" calcext:value-type="float">
            <text:p>0.001143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523" calcext:value-type="float">
            <text:p>0.0005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00095" calcext:value-type="float">
            <text:p>0.00095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678" calcext:value-type="float">
            <text:p>0.000678</text:p>
          </table:table-cell>
          <table:table-cell table:style-name="ce1" office:value-type="float" office:value="0.000081" calcext:value-type="float">
            <text:p>8.1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22:03:06.489858567</meta:creation-date>
    <dc:date>2021-11-27T22:53:03.479047767</dc:date>
    <meta:editing-duration>PT29M46S</meta:editing-duration>
    <meta:editing-cycles>1</meta:editing-cycles>
    <meta:document-statistic meta:table-count="1" meta:cell-count="61" meta:object-count="0"/>
    <meta:generator>LibreOffice/7.2.2.2$Linux_X86_64 LibreOffice_project/20$Build-2</meta:generator>
  </office:meta>
</office:document-meta>
</file>